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69D2D6D007EC68EF3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Standard">
      <style:text-properties officeooo:rsid="0004b71e" officeooo:paragraph-rsid="0004b71e"/>
    </style:style>
    <style:style style:name="P2" style:family="paragraph" style:parent-style-name="Standard">
      <style:text-properties officeooo:rsid="0005fbbb" officeooo:paragraph-rsid="0005fb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3434v</text:p>
      <text:p text:style-name="P1"/>
      <text:p text:style-name="P1">2</text:p>
      <text:p text:style-name="P1">3423322</text:p>
      <text:p text:style-name="P1"/>
      <text:p text:style-name="P2"><draw:frame draw:style-name="fr1" draw:name="影像1" text:anchor-type="char" svg:width="6.9252in" svg:height="6.0453in" draw:z-index="0"><draw:image xlink:href="Pictures/10000000000003E800000369D2D6D007EC68EF33.jpg" xlink:type="simple" xlink:show="embed" xlink:actuate="onLoad" draw:mime-type="image/jpeg"/></draw:frame>寫一些東西在這裡,看看 github可以知道本文件是否有修改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5:17:39.163000000</meta:creation-date>
    <dc:date>2020-12-18T15:19:05.739000000</dc:date>
    <meta:editing-duration>PT1M27S</meta:editing-duration>
    <meta:editing-cycles>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" meta:word-count="27" meta:character-count="44" meta:non-whitespace-character-count="43"/>
  </office:meta>
</office:document-meta>
</file>